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help-us-to-help-each-other-lord-slides-page1.png" manifest:media-type="image/png"/>
  <manifest:file-entry manifest:full-path="Pictures/help-us-to-help-each-other-lord-slides-page2.png" manifest:media-type="image/png"/>
  <manifest:file-entry manifest:full-path="Pictures/help-us-to-help-each-other-lord-slides-page3.png" manifest:media-type="image/png"/>
  <manifest:file-entry manifest:full-path="Pictures/help-us-to-help-each-other-lord-slides-page4.png" manifest:media-type="image/png"/>
  <manifest:file-entry manifest:full-path="Pictures/help-us-to-help-each-other-lord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lp-us-to-help-each-other-lor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lp-us-to-help-each-other-lor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lp-us-to-help-each-other-lor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lp-us-to-help-each-other-lor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lp-us-to-help-each-other-lor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